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title">
      <style:graphic-properties draw:fill-color="#ffffff" draw:auto-grow-height="true" fo:min-height="3.506cm"/>
    </style:style>
    <style:style style:name="pr2" style:family="presentation" style:parent-style-name="Blue-outline1">
      <style:graphic-properties draw:fill-color="#ffffff" draw:auto-grow-height="true" fo:min-height="13.628cm"/>
    </style:style>
    <style:style style:name="pr3" style:family="presentation" style:parent-style-name="Blue-notes">
      <style:graphic-properties draw:fill-color="#ffffff" draw:auto-grow-height="true" fo:min-height="13.364cm"/>
    </style:style>
    <style:style style:name="pr4" style:family="presentation" style:parent-style-name="Blue-title">
      <style:graphic-properties fo:min-height="3.506cm"/>
    </style:style>
    <style:style style:name="pr5" style:family="presentation" style:parent-style-name="Blue-outline1">
      <style:graphic-properties fo:min-height="13.859cm"/>
    </style:style>
    <style:style style:name="pr6" style:family="presentation" style:parent-style-name="Blue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3" style:family="paragraph">
      <style:paragraph-properties fo:margin-left="1.2cm" fo:margin-right="0cm" fo:text-align="center" fo:text-indent="-0.9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0000ff" fo:font-size="26pt" style:font-size-asian="26pt" style:font-size-complex="26pt"/>
    </style:style>
    <style:style style:name="T4" style:family="text">
      <style:text-properties fo:color="#000000" fo:font-size="26pt" style:font-size-asian="26pt" style:font-size-complex="26pt"/>
    </style:style>
    <style:style style:name="T5" style:family="text">
      <style:text-properties fo:color="#0000ff"/>
    </style:style>
    <style:style style:name="T6" style:family="text">
      <style:text-properties fo:color="#000000"/>
    </style:style>
    <style:style style:name="T7" style:family="text">
      <style:text-properties fo:color="#b2b2b2"/>
    </style:style>
    <style:style style:name="T8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301cm" svg:y="0cm" presentation:class="title" presentation:user-transformed="true">
          <draw:text-box>
            <text:p text:style-name="P1"><text:span text:style-name="T1">Mesh</text:span></text:p>
          </draw:text-box>
        </draw:frame>
        <draw:frame presentation:style-name="pr2" draw:text-style-name="P3" draw:layer="layout" svg:width="27.495cm" svg:height="20.281cm" svg:x="0.505cm" svg:y="3.869cm" presentation:class="outline" presentation:user-transformed="true">
          <draw:text-box>
            <text:list text:style-name="L2">
              <text:list-item>
                <text:p text:style-name="P1"><text:span text:style-name="T2">Class Element:</text:span></text:p>
                <text:list>
                  <text:list-item>
                    <text:p text:style-name="P1"><text:span text:style-name="T2">Type (line,triangle,quadrangle,prism,tetahedra)</text:span></text:p>
                  </text:list-item>
                  <text:list-item>
                    <text:p text:style-name="P1"><text:span text:style-name="T2">Order (1,2,3)</text:span></text:p>
                  </text:list-item>
                  <text:list-item>
                    <text:p text:style-name="P1"><text:span text:style-name="T2">friend NodesOfElement (iterator)</text:span></text:p>
                  </text:list-item>
                  <text:list-item>
                    <text:p text:style-name="P1"><text:span text:style-name="T2">friend void operator &gt;&gt; (NodeReader&amp; reader, Element&amp; e)</text:span></text:p>
                  </text:list-item>
                  <text:list-item>
                    <text:p text:style-name="P1"><text:span text:style-name="T2">friend ostream&amp; operator &lt;&lt;</text:span></text:p>
                  </text:list-item>
                  <text:list-item>
                    <text:p text:style-name="P1"><text:span text:style-name="T2">array&lt;Node*&gt; </text:span><text:span text:style-name="T3">node_ptrs_</text:span></text:p>
                  </text:list-item>
                  <text:list-item>
                    <text:p text:style-name="P1"><text:span text:style-name="T4">boolean</text:span><text:span text:style-name="T3"> is_surface_boundary</text:span></text:p>
                  </text:list-item>
                </text:list>
                <text:p text:style-name="P1"><text:span text:style-name="T2"/></text:p>
                <text:list>
                  <text:list-header>
                    <text:p><text:span text:style-name="T2"/></text:p>
                    <text:p/>
                  </text:list-header>
                </text:list>
                <text:p/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1">Mesh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 text:style-name="P1"><text:span text:style-name="T2">Class Node: (inherits class V3D)</text:span></text:p>
                <text:list>
                  <text:list-item>
                    <text:p text:style-name="P1"><text:span text:style-name="T2">boolean is_element_boundary</text:span></text:p>
                  </text:list-item>
                  <text:list-item>
                    <text:p text:style-name="P1"><text:span text:style-name="T2">boolean is_surface_boundary</text:span></text:p>
                  </text:list-item>
                  <text:list-item>
                    <text:p text:style-name="P1"><text:span text:style-name="T2">int </text:span><text:span text:style-name="T3">num_elements_</text:span></text:p>
                  </text:list-item>
                  <text:list-item>
                    <text:p text:style-name="P1"><text:span text:style-name="T2">array&lt;Element*&gt; </text:span><text:span text:style-name="T3">element_ptrs_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1">Mesh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lass Mesh:</text:p>
                <text:list>
                  <text:list-item>
                    <text:p>friend ElementsOfMesh <text:s/>(iterator)</text:p>
                  </text:list-item>
                  <text:list-item>
                    <text:p>friend NodesOfMesh (iterator)</text:p>
                  </text:list-item>
                  <text:list-item>
                    <text:p>Inputstream</text:p>
                  </text:list-item>
                  <text:list-item>
                    <text:p>friend NodeReader</text:p>
                  </text:list-item>
                  <text:list-item>
                    <text:p>array&lt;Node&gt; <text:span text:style-name="T5">node_table_</text:span></text:p>
                  </text:list-item>
                  <text:list-item>
                    <text:p>array&lt;Element&gt; <text:span text:style-name="T5">element_table_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1">Mesh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lass NodeReader:</text:p>
                <text:list>
                  <text:list-item>
                    <text:p>NodeReader(Mesh&amp; m, istream&amp; instream)</text:p>
                  </text:list-item>
                  <text:list-item>
                    <text:p>int GetSize</text:p>
                  </text:list-item>
                  <text:list-item>
                    <text:p>Node* getNode()</text:p>
                  </text:list-item>
                  <text:list-item>
                    <text:p><text:span text:style-name="T6">Mesh&amp; mesh_</text:span></text:p>
                  </text:list-item>
                  <text:list-item>
                    <text:p><text:span text:style-name="T6">istream&amp; in_</text:span></text:p>
                  </text:list-item>
                  <text:list-item>
                    <text:p><text:span text:style-name="T7">To be created by the Mesh reading functi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1">Mesh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lass ElementsOfMesh:</text:p>
                <text:list>
                  <text:list-item>
                    <text:p>Array &lt;Element&gt;&amp; <text:span text:style-name="T5">element_table_</text:span></text:p>
                  </text:list-item>
                  <text:list-item>
                    <text:p>int <text:span text:style-name="T5">cur_</text:span></text:p>
                  </text:list-item>
                  <text:list-item>
                    <text:p>boolean <text:span text:style-name="T8">more()</text:span> const {return cur &gt;=0;}</text:p>
                  </text:list-item>
                  <text:list-item>
                    <text:p>void <text:span text:style-name="T8">advance()</text:span> {--cur;}</text:p>
                  </text:list-item>
                  <text:list-item>
                    <text:p>Element&amp; <text:span text:style-name="T8">current()</text:span> {return element_table[cur];}</text:p>
                  </text:list-item>
                  <text:list-item>
                    <text:p><text:span text:style-name="T8">ElementsOfMesh(Mesh&amp; m)</text:span>:</text:p>
                    <text:list>
                      <text:list-item>
                        <text:p>element_table = m; </text:p>
                      </text:list-item>
                      <text:list-item>
                        <text:p>cur = element_table.la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DejaVu Sans" style:font-size-asian="24pt" style:language-asian="fi" style:country-asian="FI" style:font-name-complex="DejaVu Sans" style:font-size-complex="24pt" style:language-complex="fi" style:country-complex="FI"/>
    </style:default-style>
    <style:style style:name="standard" style:family="graphic">
      <style:graphic-properties draw:stroke="solid" draw:stroke-dash="Dashed_20__28_var_29__20_2" svg:stroke-width="0cm" svg:stroke-color="#ff0000" draw:marker-start-width="0.305cm" draw:marker-start-center="false" draw:marker-end-width="0.305cm" draw:marker-end-center="false" draw:fill="none" draw:fill-color="#e6ff00" draw:opacity="25%" draw:fill-image-width="0cm" draw:fill-image-height="0cm" fo:padding-top="0cm" fo:padding-bottom="0.125cm" fo:padding-left="0.25cm" fo:padding-right="0.25cm" draw:shadow="hidden" draw:shadow-offset-x="0.305cm" draw:shadow-offset-y="0.305cm" draw:shadow-color="#808080" draw:shadow-opacity="25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svg:stroke-width="0cm" draw:marker-start-width="0.305cm" draw:marker-end-width="0.30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creation-date>2012-03-16T14:02:39</meta:creation-date>
    <dc:language>fi-FI</dc:language>
    <meta:editing-cycles>240</meta:editing-cycles>
    <meta:editing-duration>P9DT14H46M10S</meta:editing-duration>
    <meta:initial-creator>Felipe Valdes</meta:initial-creator>
    <dc:date>2015-09-12T18:53:48.947303274</dc:date>
    <meta:document-statistic meta:object-count="4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4/share/template/en-US/presnt/Blue.otp"/>
  </office:meta>
</office:document-meta>
</file>